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cd7" officeooo:paragraph-rsid="0011acd7"/>
    </style:style>
    <style:style style:name="P2" style:family="paragraph" style:parent-style-name="Standard">
      <style:text-properties officeooo:rsid="0011acd7" officeooo:paragraph-rsid="0011acd7"/>
    </style:style>
    <style:style style:name="P3" style:family="paragraph" style:parent-style-name="Standard">
      <style:text-properties officeooo:rsid="00123279" officeooo:paragraph-rsid="00123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awh awbifbaiowb aiowf ankl</text:p>
      <text:p text:style-name="P3">asaf</text:p>
      <text:p text:style-name="P3">asffsaf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6" meta:character-count="40" meta:non-whitespace-character-count="37"/>
  </office:meta>
</office:document-meta>
</file>